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T3" style:parent-style-name="DefaultParagraphFont" style:family="text">
      <style:text-properties fo:font-size="20pt" style:font-size-asian="20pt" style:font-size-complex="20pt"/>
    </style:style>
    <style:style style:name="T4" style:parent-style-name="CommentReference" style:family="text">
      <style:text-properties style:font-name-complex="Mangal"/>
    </style:style>
    <style:style style:name="T5" style:parent-style-name="CommentReference" style:family="text">
      <style:text-properties style:font-name-complex="Mangal"/>
    </style:style>
    <style:style style:name="P6" style:parent-style-name="Standard" style:family="paragraph">
      <style:text-properties fo:font-size="20pt" style:font-size-asian="20pt" style:font-size-complex="20pt"/>
    </style:style>
    <style:style style:name="T7" style:parent-style-name="DefaultParagraphFont" style:family="text">
      <style:text-properties fo:font-size="20pt" style:font-size-asian="20pt" style:font-size-complex="20pt"/>
    </style:style>
    <style:style style:name="T8" style:parent-style-name="CommentReference" style:family="text">
      <style:text-properties style:font-name-complex="Mangal"/>
    </style:style>
    <style:style style:name="T9" style:parent-style-name="CommentReference" style:family="text">
      <style:text-properties style:font-name-complex="Mangal"/>
    </style:style>
    <style:style style:name="T10" style:parent-style-name="CommentReference" style:family="text">
      <style:text-properties style:font-name-complex="Mangal"/>
    </style:style>
    <style:style style:name="T11" style:parent-style-name="CommentReference" style:family="text">
      <style:text-properties style:font-name-complex="Mangal"/>
    </style:style>
    <style:style style:name="T12" style:parent-style-name="CommentReference" style:family="text">
      <style:text-properties style:font-name-complex="Mangal"/>
    </style:style>
    <style:style style:name="P13" style:parent-style-name="Standard" style:family="paragraph">
      <style:text-properties fo:font-size="20pt" style:font-size-asian="20pt" style:font-size-complex="20pt"/>
    </style:style>
    <style:style style:name="P14" style:parent-style-name="Standard" style:family="paragraph">
      <style:text-properties fo:font-size="20pt" style:font-size-asian="20pt" style:font-size-complex="20pt"/>
    </style:style>
    <style:style style:name="T15" style:parent-style-name="CommentReference" style:family="text">
      <style:text-properties style:font-name-complex="Mangal"/>
    </style:style>
    <style:style style:name="T16" style:parent-style-name="CommentReference" style:family="text">
      <style:text-properties style:font-name-complex="Mangal"/>
    </style:style>
    <style:style style:name="T17" style:parent-style-name="DefaultParagraphFont" style:family="text">
      <style:text-properties style:text-line-through-style="solid" style:text-line-through-width="auto" style:text-line-through-color="font-color" style:text-line-through-mode="continuous" style:text-line-through-type="single"/>
    </style:style>
    <style:style style:name="T18" style:parent-style-name="CommentReference" style:family="text">
      <style:text-properties style:font-name-complex="Mangal"/>
    </style:style>
    <style:style style:name="P19" style:parent-style-name="Standard" style:family="paragraph">
      <style:text-properties fo:font-size="20pt" style:font-size-asian="20pt" style:font-size-complex="20pt"/>
    </style:style>
    <style:style style:name="P20" style:parent-style-name="Standard" style:family="paragraph">
      <style:text-properties fo:font-size="20pt" style:font-size-asian="20pt" style:font-size-complex="20pt"/>
    </style:style>
    <style:style style:name="T21" style:parent-style-name="CommentReference" style:family="text">
      <style:text-properties style:font-name-complex="Mangal"/>
    </style:style>
    <style:style style:name="T22" style:parent-style-name="CommentReference" style:family="text">
      <style:text-properties style:font-name-complex="Mangal"/>
    </style:style>
    <style:style style:name="P23" style:parent-style-name="Standard" style:family="paragraph">
      <style:text-properties fo:font-size="20pt" style:font-size-asian="20pt" style:font-size-complex="20pt"/>
    </style:style>
    <style:style style:name="P24" style:parent-style-name="Standard" style:family="paragraph">
      <style:text-properties fo:font-size="20pt" style:font-size-asian="20pt" style:font-size-complex="20pt"/>
    </style:style>
    <style:style style:name="P25" style:parent-style-name="Standard" style:family="paragraph">
      <style:text-properties fo:font-size="20pt" style:font-size-asian="20pt" style:font-size-complex="20pt"/>
    </style:style>
    <style:style style:name="T26" style:parent-style-name="DefaultParagraphFont" style:family="text">
      <style:text-properties fo:font-size="20pt" style:font-size-asian="20pt" style:font-size-complex="20pt"/>
    </style:style>
  </office:automatic-styles>
  <office:body>
    <office:text text:use-soft-page-breaks="true">
      <text:p text:style-name="P1">Learn Anywhere</text:p>
      <text:p text:style-name="P2"/>
      <text:p text:style-name="Standard"><text:span text:style-name="T3"><text:tab/></text:span>Most developed countries are<text:s/><office:annotation office:name="0" xml:id="648599894"><dc:creator>zouheir moussa</dc:creator><dc:date>2022-08-18T15:29:00</dc:date><text:p text:style-name="CommentText">Accompanied? What do you mean?</text:p></office:annotation>accompanied<text:s/><text:span text:style-name="T4"><office:annotation-end office:name="0"/></text:span>with best education section or curriculum like United States of America, <text:s/>Japan , Europe . Each Country is specialized with a special education sector to study like Sweden is<text:s/>famous in programming, United States of America is in Medicine with technology, and these countries are famous in these sectors because they focus on educating children. In fact, a lot of people believe that teaching children from home is the best option for them to be more focused on their goal, while others think that it is better for children to be taught in school rather than<text:s/><office:annotation office:name="1" xml:id="648599948"><dc:creator>zouheir moussa</dc:creator><dc:date>2022-08-18T15:30:00</dc:date><text:p text:style-name="CommentText">at</text:p></office:annotation>in<text:s/><text:span text:style-name="T5"><office:annotation-end office:name="1"/></text:span>home, which is better option for the child to be raised correctly.</text:p>
      <text:p text:style-name="P6"/>
      <text:p text:style-name="Standard"><text:span text:style-name="T7"><text:tab/></text:span>To start with home learning, it<text:s/><office:annotation office:name="2" xml:id="648599967"><dc:creator>zouheir moussa</dc:creator><dc:date>2022-08-18T15:30:00</dc:date><text:p text:style-name="CommentText">a technically ….</text:p></office:annotation>is technically<text:s/><text:span text:style-name="T8"><office:annotation-end office:name="2"/></text:span>good option. A low percentage of parents think that home learning is<text:s/><office:annotation office:name="3" xml:id="648599988"><dc:creator>zouheir moussa</dc:creator><dc:date>2022-08-18T15:31:00</dc:date><text:p text:style-name="CommentText">A better</text:p></office:annotation>better<text:s/><text:span text:style-name="T9"><office:annotation-end office:name="3"/></text:span>option for the child to be raised and taught, in order to focus more on the goal of the school, to not<text:s/><office:annotation office:name="4" xml:id="648600000"><dc:creator>zouheir moussa</dc:creator><dc:date>2022-08-18T15:31:00</dc:date><text:p text:style-name="CommentText">get</text:p></office:annotation>got<text:s/><text:span text:style-name="T10"><office:annotation-end office:name="4"/></text:span>distracted with other things. For example, a neighbor of mine called Moussa decided, 10 years ago , to teach his child from home and not to<text:s/><office:annotation office:name="5" xml:id="648600015"><dc:creator>zouheir moussa</dc:creator><dc:date>2022-08-18T15:31:00</dc:date><text:p text:style-name="CommentText">send</text:p></office:annotation>sent<text:s/><text:span text:style-name="T11"><office:annotation-end office:name="5"/></text:span>him to school. Nowadays, Adam, Moussa’s son, is one of the brightest minds in our village, and that is because Adam didn’t get distracted with relations and other things, instead he<text:s/><office:annotation office:name="6" xml:id="648600033"><dc:creator>zouheir moussa</dc:creator><dc:date>2022-08-18T15:31:00</dc:date><text:p text:style-name="CommentText">remained</text:p></office:annotation>remain<text:s/><text:span text:style-name="T12"><office:annotation-end office:name="6"/></text:span>focused on the main goal.</text:p>
      <text:p text:style-name="P13"/>
      <text:p text:style-name="P14"/>
      <text:p text:style-name="Standard"><text:tab/>Although home learning may be a good option for both the children and parents,<text:s/><office:annotation office:name="7" xml:id="648600047"><dc:creator>zouheir moussa</dc:creator><dc:date>2022-08-18T15:31:00</dc:date><text:p text:style-name="CommentText">lower case</text:p></office:annotation>A<text:s/><text:span text:style-name="T15"><office:annotation-end office:name="7"/></text:span>lot believe that school learning is always a better option. I think that school goal is not only teaching children or teenagers, it is about raising<text:s/>them to become better socially<text:s/><office:annotation office:name="8" xml:id="648600077"><dc:creator>zouheir moussa</dc:creator><dc:date>2022-08-18T15:32:00</dc:date><text:p text:style-name="CommentText">too</text:p></office:annotation>also<text:span text:style-name="T16"><office:annotation-end office:name="8"/></text:span>. Like<text:s/><text:span text:style-name="T17">for</text:span><text:s/>Adam’s case, although he is<text:s/><office:annotation office:name="9" xml:id="648600092"><dc:creator>zouheir moussa</dc:creator><dc:date>2022-08-18T15:32:00</dc:date><text:p text:style-name="CommentText">a successful….</text:p></office:annotation>successful<text:s/><text:span text:style-name="T18"><office:annotation-end office:name="9"/></text:span>boy with a bright mind, that is not enough to have a promising future, he needs to be socially good enough, with good social skills, communication skills and soft skills which is better for him to be more prepared for the market after his graduation.</text:p>
      <text:p text:style-name="P19"/>
      <text:p text:style-name="P20"/>
      <text:p text:style-name="Standard"><text:tab/>Finally, both ways of learning can be good, but learning from school is a better option unless the parents focus<text:s/><office:annotation office:name="10" xml:id="648600121"><dc:creator>zouheir moussa</dc:creator><dc:date>2022-08-18T15:33:00</dc:date><text:p text:style-name="CommentText">on</text:p></office:annotation>to<text:s/><text:span text:style-name="T21"><office:annotation-end office:name="10"/></text:span>developing or improving<text:s/><office:annotation office:name="11" xml:id="648600130"><dc:creator>zouheir moussa</dc:creator><dc:date>2022-08-18T15:33:00</dc:date><text:p text:style-name="CommentText">children’s</text:p></office:annotation>children<text:s/><text:span text:style-name="T22"><office:annotation-end office:name="11"/></text:span>social skills. As time<text:s/>passes, high percentage of parents go for home learning more than learning from school, where they think that they are protecting them from any unexpected accidents.</text:p>
      <text:p text:style-name="P23"><text:tab/></text:p>
      <text:p text:style-name="P24"/>
      <text:p text:style-name="P25"><text:tab/></text:p>
      <text:p text:style-name="Standard"><text:span text:style-name="T26"><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zouheir moussa</dc:creator>
    <meta:creation-date>2022-08-18T13:02:00Z</meta:creation-date>
    <dc:date>2022-08-18T12:33:00Z</dc:date>
    <meta:template xlink:href="Normal" xlink:type="simple"/>
    <meta:editing-cycles>3</meta:editing-cycles>
    <meta:editing-duration>PT840S</meta:editing-duration>
    <meta:document-statistic meta:page-count="1" meta:paragraph-count="4" meta:word-count="329" meta:character-count="2203" meta:row-count="15" meta:non-whitespace-character-count="1878"/>
  </office:meta>
</office:document-meta>
</file>